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4in"/>
    </style:style>
    <style:style style:name="co2" style:family="table-column">
      <style:table-column-properties fo:break-before="auto" style:column-width="3.2008in"/>
    </style:style>
    <style:style style:name="co3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table:formula="of:=2*((5+5^0.5)/10*((1+5^0.5)/2)^[.A1] + (5-5^0.5)/10*((1-5^0.5)/2)^[.A1]) -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2*((5+5^0.5)/10*((1+5^0.5)/2)^[.A2] + (5-5^0.5)/10*((1-5^0.5)/2)^[.A2]) -1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2*((5+5^0.5)/10*((1+5^0.5)/2)^[.A3] + (5-5^0.5)/10*((1-5^0.5)/2)^[.A3]) -1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2*((5+5^0.5)/10*((1+5^0.5)/2)^[.A4] + (5-5^0.5)/10*((1-5^0.5)/2)^[.A4]) -1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2*((5+5^0.5)/10*((1+5^0.5)/2)^[.A5] + (5-5^0.5)/10*((1-5^0.5)/2)^[.A5]) -1"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2*((5+5^0.5)/10*((1+5^0.5)/2)^[.A6] + (5-5^0.5)/10*((1-5^0.5)/2)^[.A6]) -1"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6] + [.B5] +1" office:value-type="float" office:value="41">
            <text:p>41</text:p>
          </table:table-cell>
          <table:table-cell table:formula="of:=2*((5+5^0.5)/10*((1+5^0.5)/2)^[.A7] + (5-5^0.5)/10*((1-5^0.5)/2)^[.A7]) -1" office:value-type="float" office:value="41">
            <text:p>4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7] + [.B6] +1" office:value-type="float" office:value="67">
            <text:p>67</text:p>
          </table:table-cell>
          <table:table-cell table:formula="of:=2*((5+5^0.5)/10*((1+5^0.5)/2)^[.A8] + (5-5^0.5)/10*((1-5^0.5)/2)^[.A8]) -1"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8] + [.B7] +1" office:value-type="float" office:value="109">
            <text:p>109</text:p>
          </table:table-cell>
          <table:table-cell table:formula="of:=2*((5+5^0.5)/10*((1+5^0.5)/2)^[.A9] + (5-5^0.5)/10*((1-5^0.5)/2)^[.A9]) -1" office:value-type="float" office:value="109">
            <text:p>1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9] + [.B8] +1" office:value-type="float" office:value="177">
            <text:p>177</text:p>
          </table:table-cell>
          <table:table-cell table:formula="of:=2*((5+5^0.5)/10*((1+5^0.5)/2)^[.A10] + (5-5^0.5)/10*((1-5^0.5)/2)^[.A10]) -1" office:value-type="float" office:value="177">
            <text:p>1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0] + [.B9] +1" office:value-type="float" office:value="287">
            <text:p>287</text:p>
          </table:table-cell>
          <table:table-cell table:formula="of:=2*((5+5^0.5)/10*((1+5^0.5)/2)^[.A11] + (5-5^0.5)/10*((1-5^0.5)/2)^[.A11]) -1" office:value-type="float" office:value="287">
            <text:p>2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1] + [.B10] +1" office:value-type="float" office:value="465">
            <text:p>465</text:p>
          </table:table-cell>
          <table:table-cell table:formula="of:=2*((5+5^0.5)/10*((1+5^0.5)/2)^[.A12] + (5-5^0.5)/10*((1-5^0.5)/2)^[.A12]) -1" office:value-type="float" office:value="465">
            <text:p>4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2] + [.B11] +1" office:value-type="float" office:value="753">
            <text:p>753</text:p>
          </table:table-cell>
          <table:table-cell table:formula="of:=2*((5+5^0.5)/10*((1+5^0.5)/2)^[.A13] + (5-5^0.5)/10*((1-5^0.5)/2)^[.A13]) -1" office:value-type="float" office:value="753">
            <text:p>7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3] + [.B12] +1" office:value-type="float" office:value="1219">
            <text:p>1219</text:p>
          </table:table-cell>
          <table:table-cell table:formula="of:=2*((5+5^0.5)/10*((1+5^0.5)/2)^[.A14] + (5-5^0.5)/10*((1-5^0.5)/2)^[.A14]) -1" office:value-type="float" office:value="1219">
            <text:p>12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4] + [.B13] +1" office:value-type="float" office:value="1973">
            <text:p>1973</text:p>
          </table:table-cell>
          <table:table-cell table:formula="of:=2*((5+5^0.5)/10*((1+5^0.5)/2)^[.A15] + (5-5^0.5)/10*((1-5^0.5)/2)^[.A15]) -1" office:value-type="float" office:value="1973">
            <text:p>19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5] + [.B14] +1" office:value-type="float" office:value="3193">
            <text:p>3193</text:p>
          </table:table-cell>
          <table:table-cell table:formula="of:=2*((5+5^0.5)/10*((1+5^0.5)/2)^[.A16] + (5-5^0.5)/10*((1-5^0.5)/2)^[.A16]) -1" office:value-type="float" office:value="3193">
            <text:p>319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6] + [.B15] +1" office:value-type="float" office:value="5167">
            <text:p>5167</text:p>
          </table:table-cell>
          <table:table-cell table:formula="of:=2*((5+5^0.5)/10*((1+5^0.5)/2)^[.A17] + (5-5^0.5)/10*((1-5^0.5)/2)^[.A17]) -1" office:value-type="float" office:value="5167">
            <text:p>51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7] + [.B16] +1" office:value-type="float" office:value="8361">
            <text:p>8361</text:p>
          </table:table-cell>
          <table:table-cell table:formula="of:=2*((5+5^0.5)/10*((1+5^0.5)/2)^[.A18] + (5-5^0.5)/10*((1-5^0.5)/2)^[.A18]) -1" office:value-type="float" office:value="8361.00000000001">
            <text:p>83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18] + [.B17] +1" office:value-type="float" office:value="13529">
            <text:p>13529</text:p>
          </table:table-cell>
          <table:table-cell table:formula="of:=2*((5+5^0.5)/10*((1+5^0.5)/2)^[.A19] + (5-5^0.5)/10*((1-5^0.5)/2)^[.A19]) -1" office:value-type="float" office:value="13529">
            <text:p>135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19] + [.B18] +1" office:value-type="float" office:value="21891">
            <text:p>21891</text:p>
          </table:table-cell>
          <table:table-cell table:formula="of:=2*((5+5^0.5)/10*((1+5^0.5)/2)^[.A20] + (5-5^0.5)/10*((1-5^0.5)/2)^[.A20]) -1" office:value-type="float" office:value="21891">
            <text:p>218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0] + [.B19] +1" office:value-type="float" office:value="35421">
            <text:p>35421</text:p>
          </table:table-cell>
          <table:table-cell table:formula="of:=2*((5+5^0.5)/10*((1+5^0.5)/2)^[.A21] + (5-5^0.5)/10*((1-5^0.5)/2)^[.A21]) -1" office:value-type="float" office:value="35421">
            <text:p>354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1] + [.B20] +1" office:value-type="float" office:value="57313">
            <text:p>57313</text:p>
          </table:table-cell>
          <table:table-cell table:formula="of:=2*((5+5^0.5)/10*((1+5^0.5)/2)^[.A22] + (5-5^0.5)/10*((1-5^0.5)/2)^[.A22]) -1" office:value-type="float" office:value="57313">
            <text:p>573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2] + [.B21] +1" office:value-type="float" office:value="92735">
            <text:p>92735</text:p>
          </table:table-cell>
          <table:table-cell table:formula="of:=2*((5+5^0.5)/10*((1+5^0.5)/2)^[.A23] + (5-5^0.5)/10*((1-5^0.5)/2)^[.A23]) -1" office:value-type="float" office:value="92735.0000000001">
            <text:p>92735.00000000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3] + [.B22] +1" office:value-type="float" office:value="150049">
            <text:p>150049</text:p>
          </table:table-cell>
          <table:table-cell table:formula="of:=2*((5+5^0.5)/10*((1+5^0.5)/2)^[.A24] + (5-5^0.5)/10*((1-5^0.5)/2)^[.A24]) -1" office:value-type="float" office:value="150049">
            <text:p>15004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4] + [.B23] +1" office:value-type="float" office:value="242785">
            <text:p>242785</text:p>
          </table:table-cell>
          <table:table-cell table:formula="of:=2*((5+5^0.5)/10*((1+5^0.5)/2)^[.A25] + (5-5^0.5)/10*((1-5^0.5)/2)^[.A25]) -1" office:value-type="float" office:value="242785">
            <text:p>24278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5] + [.B24] +1" office:value-type="float" office:value="392835">
            <text:p>392835</text:p>
          </table:table-cell>
          <table:table-cell table:formula="of:=2*((5+5^0.5)/10*((1+5^0.5)/2)^[.A26] + (5-5^0.5)/10*((1-5^0.5)/2)^[.A26]) -1" office:value-type="float" office:value="392835">
            <text:p>3928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6] + [.B25] +1" office:value-type="float" office:value="635621">
            <text:p>635621</text:p>
          </table:table-cell>
          <table:table-cell table:formula="of:=2*((5+5^0.5)/10*((1+5^0.5)/2)^[.A27] + (5-5^0.5)/10*((1-5^0.5)/2)^[.A27]) -1" office:value-type="float" office:value="635621.000000001">
            <text:p>635621.0000000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7] + [.B26] +1" office:value-type="float" office:value="1028457">
            <text:p>1028457</text:p>
          </table:table-cell>
          <table:table-cell table:formula="of:=2*((5+5^0.5)/10*((1+5^0.5)/2)^[.A28] + (5-5^0.5)/10*((1-5^0.5)/2)^[.A28]) -1" office:value-type="float" office:value="1028457">
            <text:p>10284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28] + [.B27] +1" office:value-type="float" office:value="1664079">
            <text:p>1664079</text:p>
          </table:table-cell>
          <table:table-cell table:formula="of:=2*((5+5^0.5)/10*((1+5^0.5)/2)^[.A29] + (5-5^0.5)/10*((1-5^0.5)/2)^[.A29]) -1" office:value-type="float" office:value="1664079">
            <text:p>16640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29] + [.B28] +1" office:value-type="float" office:value="2692537">
            <text:p>2692537</text:p>
          </table:table-cell>
          <table:table-cell table:formula="of:=2*((5+5^0.5)/10*((1+5^0.5)/2)^[.A30] + (5-5^0.5)/10*((1-5^0.5)/2)^[.A30]) -1" office:value-type="float" office:value="2692537">
            <text:p>26925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0] + [.B29] +1" office:value-type="float" office:value="4356617">
            <text:p>4356617</text:p>
          </table:table-cell>
          <table:table-cell table:formula="of:=2*((5+5^0.5)/10*((1+5^0.5)/2)^[.A31] + (5-5^0.5)/10*((1-5^0.5)/2)^[.A31]) -1" office:value-type="float" office:value="4356617">
            <text:p>43566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1] + [.B30] +1" office:value-type="float" office:value="7049155">
            <text:p>7049155</text:p>
          </table:table-cell>
          <table:table-cell table:formula="of:=2*((5+5^0.5)/10*((1+5^0.5)/2)^[.A32] + (5-5^0.5)/10*((1-5^0.5)/2)^[.A32]) -1" office:value-type="float" office:value="7049155.00000001">
            <text:p>7049155.000000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2] + [.B31] +1" office:value-type="float" office:value="11405773">
            <text:p>11405773</text:p>
          </table:table-cell>
          <table:table-cell table:formula="of:=2*((5+5^0.5)/10*((1+5^0.5)/2)^[.A33] + (5-5^0.5)/10*((1-5^0.5)/2)^[.A33]) -1" office:value-type="float" office:value="11405773">
            <text:p>114057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3] + [.B32] +1" office:value-type="float" office:value="18454929">
            <text:p>18454929</text:p>
          </table:table-cell>
          <table:table-cell table:formula="of:=2*((5+5^0.5)/10*((1+5^0.5)/2)^[.A34] + (5-5^0.5)/10*((1-5^0.5)/2)^[.A34]) -1" office:value-type="float" office:value="18454929">
            <text:p>1845492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4] + [.B33] +1" office:value-type="float" office:value="29860703">
            <text:p>29860703</text:p>
          </table:table-cell>
          <table:table-cell table:formula="of:=2*((5+5^0.5)/10*((1+5^0.5)/2)^[.A35] + (5-5^0.5)/10*((1-5^0.5)/2)^[.A35]) -1" office:value-type="float" office:value="29860703">
            <text:p>298607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5] + [.B34] +1" office:value-type="float" office:value="48315633">
            <text:p>48315633</text:p>
          </table:table-cell>
          <table:table-cell table:formula="of:=2*((5+5^0.5)/10*((1+5^0.5)/2)^[.A36] + (5-5^0.5)/10*((1-5^0.5)/2)^[.A36]) -1" office:value-type="float" office:value="48315633.0000001">
            <text:p>48315633.00000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6] + [.B35] +1" office:value-type="float" office:value="78176337">
            <text:p>78176337</text:p>
          </table:table-cell>
          <table:table-cell table:formula="of:=2*((5+5^0.5)/10*((1+5^0.5)/2)^[.A37] + (5-5^0.5)/10*((1-5^0.5)/2)^[.A37]) -1" office:value-type="float" office:value="78176337.0000001">
            <text:p>78176337.00000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7] + [.B36] +1" office:value-type="float" office:value="126491971">
            <text:p>126491971</text:p>
          </table:table-cell>
          <table:table-cell table:formula="of:=2*((5+5^0.5)/10*((1+5^0.5)/2)^[.A38] + (5-5^0.5)/10*((1-5^0.5)/2)^[.A38]) -1" office:value-type="float" office:value="126491971">
            <text:p>1264919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38] + [.B37] +1" office:value-type="float" office:value="204668309">
            <text:p>204668309</text:p>
          </table:table-cell>
          <table:table-cell table:formula="of:=2*((5+5^0.5)/10*((1+5^0.5)/2)^[.A39] + (5-5^0.5)/10*((1-5^0.5)/2)^[.A39]) -1" office:value-type="float" office:value="204668309">
            <text:p>2046683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39] + [.B38] +1" office:value-type="float" office:value="331160281">
            <text:p>331160281</text:p>
          </table:table-cell>
          <table:table-cell table:formula="of:=2*((5+5^0.5)/10*((1+5^0.5)/2)^[.A40] + (5-5^0.5)/10*((1-5^0.5)/2)^[.A40]) -1" office:value-type="float" office:value="331160281">
            <text:p>33116028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0] + [.B39] +1" office:value-type="float" office:value="535828591">
            <text:p>535828591</text:p>
          </table:table-cell>
          <table:table-cell table:formula="of:=2*((5+5^0.5)/10*((1+5^0.5)/2)^[.A41] + (5-5^0.5)/10*((1-5^0.5)/2)^[.A41]) -1" office:value-type="float" office:value="535828591.000001">
            <text:p>535828591.0000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1] + [.B40] +1" office:value-type="float" office:value="866988873">
            <text:p>866988873</text:p>
          </table:table-cell>
          <table:table-cell table:formula="of:=2*((5+5^0.5)/10*((1+5^0.5)/2)^[.A42] + (5-5^0.5)/10*((1-5^0.5)/2)^[.A42]) -1" office:value-type="float" office:value="866988873.000001">
            <text:p>866988873.0000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2] + [.B41] +1" office:value-type="float" office:value="1402817465">
            <text:p>1402817465</text:p>
          </table:table-cell>
          <table:table-cell table:formula="of:=2*((5+5^0.5)/10*((1+5^0.5)/2)^[.A43] + (5-5^0.5)/10*((1-5^0.5)/2)^[.A43]) -1" office:value-type="float" office:value="1402817465">
            <text:p>140281746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3] + [.B42] +1" office:value-type="float" office:value="2269806339">
            <text:p>2269806339</text:p>
          </table:table-cell>
          <table:table-cell table:formula="of:=2*((5+5^0.5)/10*((1+5^0.5)/2)^[.A44] + (5-5^0.5)/10*((1-5^0.5)/2)^[.A44]) -1" office:value-type="float" office:value="2269806339">
            <text:p>226980633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4] + [.B43] +1" office:value-type="float" office:value="3672623805">
            <text:p>3672623805</text:p>
          </table:table-cell>
          <table:table-cell table:formula="of:=2*((5+5^0.5)/10*((1+5^0.5)/2)^[.A45] + (5-5^0.5)/10*((1-5^0.5)/2)^[.A45]) -1" office:value-type="float" office:value="3672623805">
            <text:p>36726238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5] + [.B44] +1" office:value-type="float" office:value="5942430145">
            <text:p>5942430145</text:p>
          </table:table-cell>
          <table:table-cell table:formula="of:=2*((5+5^0.5)/10*((1+5^0.5)/2)^[.A46] + (5-5^0.5)/10*((1-5^0.5)/2)^[.A46]) -1" office:value-type="float" office:value="5942430145.00001">
            <text:p>5942430145.000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6] + [.B45] +1" office:value-type="float" office:value="9615053951">
            <text:p>9615053951</text:p>
          </table:table-cell>
          <table:table-cell table:formula="of:=2*((5+5^0.5)/10*((1+5^0.5)/2)^[.A47] + (5-5^0.5)/10*((1-5^0.5)/2)^[.A47]) -1" office:value-type="float" office:value="9615053951.00002">
            <text:p>9615053951.0000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7] + [.B46] +1" office:value-type="float" office:value="15557484097">
            <text:p>15557484097</text:p>
          </table:table-cell>
          <table:table-cell table:formula="of:=2*((5+5^0.5)/10*((1+5^0.5)/2)^[.A48] + (5-5^0.5)/10*((1-5^0.5)/2)^[.A48]) -1" office:value-type="float" office:value="15557484097">
            <text:p>155574840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48] + [.B47] +1" office:value-type="float" office:value="25172538049">
            <text:p>25172538049</text:p>
          </table:table-cell>
          <table:table-cell table:formula="of:=2*((5+5^0.5)/10*((1+5^0.5)/2)^[.A49] + (5-5^0.5)/10*((1-5^0.5)/2)^[.A49]) -1" office:value-type="float" office:value="25172538049">
            <text:p>2517253804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49] + [.B48] +1" office:value-type="float" office:value="40730022147">
            <text:p>40730022147</text:p>
          </table:table-cell>
          <table:table-cell table:formula="of:=2*((5+5^0.5)/10*((1+5^0.5)/2)^[.A50] + (5-5^0.5)/10*((1-5^0.5)/2)^[.A50]) -1" office:value-type="float" office:value="40730022147.0001">
            <text:p>40730022147.00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0] + [.B49] +1" office:value-type="float" office:value="65902560197">
            <text:p>65902560197</text:p>
          </table:table-cell>
          <table:table-cell table:formula="of:=2*((5+5^0.5)/10*((1+5^0.5)/2)^[.A51] + (5-5^0.5)/10*((1-5^0.5)/2)^[.A51]) -1" office:value-type="float" office:value="65902560197.0001">
            <text:p>65902560197.00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1] + [.B50] +1" office:value-type="float" office:value="106632582345">
            <text:p>106632582345</text:p>
          </table:table-cell>
          <table:table-cell table:formula="of:=2*((5+5^0.5)/10*((1+5^0.5)/2)^[.A52] + (5-5^0.5)/10*((1-5^0.5)/2)^[.A52]) -1" office:value-type="float" office:value="106632582345">
            <text:p>10663258234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2] + [.B51] +1" office:value-type="float" office:value="172535142543">
            <text:p>172535142543</text:p>
          </table:table-cell>
          <table:table-cell table:formula="of:=2*((5+5^0.5)/10*((1+5^0.5)/2)^[.A53] + (5-5^0.5)/10*((1-5^0.5)/2)^[.A53]) -1" office:value-type="float" office:value="172535142543">
            <text:p>1725351425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3] + [.B52] +1" office:value-type="float" office:value="279167724889">
            <text:p>279167724889</text:p>
          </table:table-cell>
          <table:table-cell table:formula="of:=2*((5+5^0.5)/10*((1+5^0.5)/2)^[.A54] + (5-5^0.5)/10*((1-5^0.5)/2)^[.A54]) -1" office:value-type="float" office:value="279167724889">
            <text:p>27916772488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4] + [.B53] +1" office:value-type="float" office:value="451702867433">
            <text:p>451702867433</text:p>
          </table:table-cell>
          <table:table-cell table:formula="of:=2*((5+5^0.5)/10*((1+5^0.5)/2)^[.A55] + (5-5^0.5)/10*((1-5^0.5)/2)^[.A55]) -1" office:value-type="float" office:value="451702867433.001">
            <text:p>451702867433.0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5] + [.B54] +1" office:value-type="float" office:value="730870592323">
            <text:p>730870592323</text:p>
          </table:table-cell>
          <table:table-cell table:formula="of:=2*((5+5^0.5)/10*((1+5^0.5)/2)^[.A56] + (5-5^0.5)/10*((1-5^0.5)/2)^[.A56]) -1" office:value-type="float" office:value="730870592323.001">
            <text:p>730870592323.0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6] + [.B55] +1" office:value-type="float" office:value="1182573459757">
            <text:p>1182573459757</text:p>
          </table:table-cell>
          <table:table-cell table:formula="of:=2*((5+5^0.5)/10*((1+5^0.5)/2)^[.A57] + (5-5^0.5)/10*((1-5^0.5)/2)^[.A57]) -1" office:value-type="float" office:value="1182573459757">
            <text:p>118257345975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7] + [.B56] +1" office:value-type="float" office:value="1913444052081">
            <text:p>1913444052081</text:p>
          </table:table-cell>
          <table:table-cell table:formula="of:=2*((5+5^0.5)/10*((1+5^0.5)/2)^[.A58] + (5-5^0.5)/10*((1-5^0.5)/2)^[.A58]) -1" office:value-type="float" office:value="1913444052081">
            <text:p>19134440520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58] + [.B57] +1" office:value-type="float" office:value="3096017511839">
            <text:p>3096017511839</text:p>
          </table:table-cell>
          <table:table-cell table:formula="of:=2*((5+5^0.5)/10*((1+5^0.5)/2)^[.A59] + (5-5^0.5)/10*((1-5^0.5)/2)^[.A59]) -1" office:value-type="float" office:value="3096017511839.01">
            <text:p>3096017511839.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59] + [.B58] +1" office:value-type="float" office:value="5009461563921">
            <text:p>5009461563921</text:p>
          </table:table-cell>
          <table:table-cell table:formula="of:=2*((5+5^0.5)/10*((1+5^0.5)/2)^[.A60] + (5-5^0.5)/10*((1-5^0.5)/2)^[.A60]) -1" office:value-type="float" office:value="5009461563921.01">
            <text:p>5009461563921.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0] + [.B59] +1" office:value-type="float" office:value="8105479075761">
            <text:p>8105479075761</text:p>
          </table:table-cell>
          <table:table-cell table:formula="of:=2*((5+5^0.5)/10*((1+5^0.5)/2)^[.A61] + (5-5^0.5)/10*((1-5^0.5)/2)^[.A61]) -1" office:value-type="float" office:value="8105479075761.02">
            <text:p>8105479075761.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1] + [.B60] +1" office:value-type="float" office:value="13114940639683">
            <text:p>13114940639683</text:p>
          </table:table-cell>
          <table:table-cell table:formula="of:=2*((5+5^0.5)/10*((1+5^0.5)/2)^[.A62] + (5-5^0.5)/10*((1-5^0.5)/2)^[.A62]) -1" office:value-type="float" office:value="13114940639683">
            <text:p>131149406396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2] + [.B61] +1" office:value-type="float" office:value="21220419715445">
            <text:p>21220419715445</text:p>
          </table:table-cell>
          <table:table-cell table:formula="of:=2*((5+5^0.5)/10*((1+5^0.5)/2)^[.A63] + (5-5^0.5)/10*((1-5^0.5)/2)^[.A63]) -1" office:value-type="float" office:value="21220419715445">
            <text:p>2122041971544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3] + [.B62] +1" office:value-type="float" office:value="34335360355129">
            <text:p>34335360355129</text:p>
          </table:table-cell>
          <table:table-cell table:formula="of:=2*((5+5^0.5)/10*((1+5^0.5)/2)^[.A64] + (5-5^0.5)/10*((1-5^0.5)/2)^[.A64]) -1" office:value-type="float" office:value="34335360355129.1">
            <text:p>34335360355129.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B64] + [.B63] +1" office:value-type="float" office:value="55555780070575">
            <text:p>55555780070575</text:p>
          </table:table-cell>
          <table:table-cell table:formula="of:=2*((5+5^0.5)/10*((1+5^0.5)/2)^[.A65] + (5-5^0.5)/10*((1-5^0.5)/2)^[.A65]) -1" office:value-type="float" office:value="55555780070575.1">
            <text:p>55555780070575.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65] + [.B64] +1" office:value-type="float" office:value="89891140425705">
            <text:p>89891140425705</text:p>
          </table:table-cell>
          <table:table-cell table:formula="of:=2*((5+5^0.5)/10*((1+5^0.5)/2)^[.A66] + (5-5^0.5)/10*((1-5^0.5)/2)^[.A66]) -1" office:value-type="float" office:value="89891140425705.2">
            <text:p>89891140425705.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66] + [.B65] +1" office:value-type="float" office:value="145446920496281">
            <text:p>145446920496281</text:p>
          </table:table-cell>
          <table:table-cell table:formula="of:=2*((5+5^0.5)/10*((1+5^0.5)/2)^[.A67] + (5-5^0.5)/10*((1-5^0.5)/2)^[.A67]) -1" office:value-type="float" office:value="145446920496281">
            <text:p>14544692049628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B67] + [.B66] +1" office:value-type="float" office:value="235338060921987">
            <text:p>235338060921987</text:p>
          </table:table-cell>
          <table:table-cell table:formula="of:=2*((5+5^0.5)/10*((1+5^0.5)/2)^[.A68] + (5-5^0.5)/10*((1-5^0.5)/2)^[.A68]) -1" office:value-type="float" office:value="235338060921988">
            <text:p>23533806092198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B68] + [.B67] +1" office:value-type="float" office:value="380784981418269">
            <text:p>380784981418269</text:p>
          </table:table-cell>
          <table:table-cell table:formula="of:=2*((5+5^0.5)/10*((1+5^0.5)/2)^[.A69] + (5-5^0.5)/10*((1-5^0.5)/2)^[.A69]) -1" office:value-type="float" office:value="380784981418270">
            <text:p>3807849814182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69] + [.B68] +1" office:value-type="float" office:value="616123042340257">
            <text:p>616123042340257</text:p>
          </table:table-cell>
          <table:table-cell table:formula="of:=2*((5+5^0.5)/10*((1+5^0.5)/2)^[.A70] + (5-5^0.5)/10*((1-5^0.5)/2)^[.A70]) -1" office:value-type="float" office:value="616123042340258">
            <text:p>61612304234025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B70] + [.B69] +1" office:value-type="float" office:value="996908023758527">
            <text:p>996908023758527</text:p>
          </table:table-cell>
          <table:table-cell table:formula="of:=2*((5+5^0.5)/10*((1+5^0.5)/2)^[.A71] + (5-5^0.5)/10*((1-5^0.5)/2)^[.A71]) -1" office:value-type="float" office:value="996908023758529">
            <text:p>9969080237585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B71] + [.B70] +1" office:value-type="float" office:value="1.61303106609879E+015">
            <text:p>1613031066098790</text:p>
          </table:table-cell>
          <table:table-cell table:formula="of:=2*((5+5^0.5)/10*((1+5^0.5)/2)^[.A72] + (5-5^0.5)/10*((1-5^0.5)/2)^[.A72]) -1" office:value-type="float" office:value="1.61303106609879E+015">
            <text:p>161303106609879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B72] + [.B71] +1" office:value-type="float" office:value="2.60993908985731E+015">
            <text:p>2609939089857310</text:p>
          </table:table-cell>
          <table:table-cell table:formula="of:=2*((5+5^0.5)/10*((1+5^0.5)/2)^[.A73] + (5-5^0.5)/10*((1-5^0.5)/2)^[.A73]) -1" office:value-type="float" office:value="2.60993908985732E+015">
            <text:p>260993908985732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B73] + [.B72] +1" office:value-type="float" office:value="4.2229701559561E+015">
            <text:p>4222970155956100</text:p>
          </table:table-cell>
          <table:table-cell table:formula="of:=2*((5+5^0.5)/10*((1+5^0.5)/2)^[.A74] + (5-5^0.5)/10*((1-5^0.5)/2)^[.A74]) -1" office:value-type="float" office:value="4.22297015595611E+015">
            <text:p>422297015595611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B74] + [.B73] +1" office:value-type="float" office:value="6.83290924581341E+015">
            <text:p>6832909245813410</text:p>
          </table:table-cell>
          <table:table-cell table:formula="of:=2*((5+5^0.5)/10*((1+5^0.5)/2)^[.A75] + (5-5^0.5)/10*((1-5^0.5)/2)^[.A75]) -1" office:value-type="float" office:value="6.83290924581343E+015">
            <text:p>683290924581343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B75] + [.B74] +1" office:value-type="float" office:value="1.10558794017695E+016">
            <text:p>11055879401769500</text:p>
          </table:table-cell>
          <table:table-cell table:formula="of:=2*((5+5^0.5)/10*((1+5^0.5)/2)^[.A76] + (5-5^0.5)/10*((1-5^0.5)/2)^[.A76]) -1" office:value-type="float" office:value="1.10558794017695E+016">
            <text:p>110558794017695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B76] + [.B75] +1" office:value-type="float" office:value="1.78887886475829E+016">
            <text:p>17888788647582900</text:p>
          </table:table-cell>
          <table:table-cell table:formula="of:=2*((5+5^0.5)/10*((1+5^0.5)/2)^[.A77] + (5-5^0.5)/10*((1-5^0.5)/2)^[.A77]) -1" office:value-type="float" office:value="1.7888788647583E+016">
            <text:p>17888788647583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B77] + [.B76] +1" office:value-type="float" office:value="2.89446680493524E+016">
            <text:p>28944668049352400</text:p>
          </table:table-cell>
          <table:table-cell table:formula="of:=2*((5+5^0.5)/10*((1+5^0.5)/2)^[.A78] + (5-5^0.5)/10*((1-5^0.5)/2)^[.A78]) -1" office:value-type="float" office:value="2.89446680493525E+016">
            <text:p>289446680493525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B78] + [.B77] +1" office:value-type="float" office:value="4.68334566969354E+016">
            <text:p>46833456696935400</text:p>
          </table:table-cell>
          <table:table-cell table:formula="of:=2*((5+5^0.5)/10*((1+5^0.5)/2)^[.A79] + (5-5^0.5)/10*((1-5^0.5)/2)^[.A79]) -1" office:value-type="float" office:value="4.68334566969355E+016">
            <text:p>468334566969355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B79] + [.B78] +1" office:value-type="float" office:value="7.57781247462878E+016">
            <text:p>75778124746287800</text:p>
          </table:table-cell>
          <table:table-cell table:formula="of:=2*((5+5^0.5)/10*((1+5^0.5)/2)^[.A80] + (5-5^0.5)/10*((1-5^0.5)/2)^[.A80]) -1" office:value-type="float" office:value="7.5778124746288E+016">
            <text:p>75778124746288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B80] + [.B79] +1" office:value-type="float" office:value="1.22611581443223E+017">
            <text:p>122611581443223000</text:p>
          </table:table-cell>
          <table:table-cell table:formula="of:=2*((5+5^0.5)/10*((1+5^0.5)/2)^[.A81] + (5-5^0.5)/10*((1-5^0.5)/2)^[.A81]) -1" office:value-type="float" office:value="1.22611581443224E+017">
            <text:p>122611581443224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B81] + [.B80] +1" office:value-type="float" office:value="1.98389706189511E+017">
            <text:p>198389706189511000</text:p>
          </table:table-cell>
          <table:table-cell table:formula="of:=2*((5+5^0.5)/10*((1+5^0.5)/2)^[.A82] + (5-5^0.5)/10*((1-5^0.5)/2)^[.A82]) -1" office:value-type="float" office:value="1.98389706189512E+017">
            <text:p>198389706189512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B82] + [.B81] +1" office:value-type="float" office:value="3.21001287632734E+017">
            <text:p>321001287632734000</text:p>
          </table:table-cell>
          <table:table-cell table:formula="of:=2*((5+5^0.5)/10*((1+5^0.5)/2)^[.A83] + (5-5^0.5)/10*((1-5^0.5)/2)^[.A83]) -1" office:value-type="float" office:value="3.21001287632735E+017">
            <text:p>321001287632735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B83] + [.B82] +1" office:value-type="float" office:value="5.19390993822245E+017">
            <text:p>519390993822245000</text:p>
          </table:table-cell>
          <table:table-cell table:formula="of:=2*((5+5^0.5)/10*((1+5^0.5)/2)^[.A84] + (5-5^0.5)/10*((1-5^0.5)/2)^[.A84]) -1" office:value-type="float" office:value="5.19390993822247E+017">
            <text:p>519390993822247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B84] + [.B83] +1" office:value-type="float" office:value="8.40392281454979E+017">
            <text:p>840392281454979000</text:p>
          </table:table-cell>
          <table:table-cell table:formula="of:=2*((5+5^0.5)/10*((1+5^0.5)/2)^[.A85] + (5-5^0.5)/10*((1-5^0.5)/2)^[.A85]) -1" office:value-type="float" office:value="8.40392281454982E+017">
            <text:p>840392281454982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B85] + [.B84] +1" office:value-type="float" office:value="1.35978327527722E+018">
            <text:p>1359783275277220000</text:p>
          </table:table-cell>
          <table:table-cell table:formula="of:=2*((5+5^0.5)/10*((1+5^0.5)/2)^[.A86] + (5-5^0.5)/10*((1-5^0.5)/2)^[.A86]) -1" office:value-type="float" office:value="1.35978327527723E+018">
            <text:p>1359783275277230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B86] + [.B85] +1" office:value-type="float" office:value="2.2001755567322E+018">
            <text:p>2200175556732200000</text:p>
          </table:table-cell>
          <table:table-cell table:formula="of:=2*((5+5^0.5)/10*((1+5^0.5)/2)^[.A87] + (5-5^0.5)/10*((1-5^0.5)/2)^[.A87]) -1" office:value-type="float" office:value="2.20017555673221E+018">
            <text:p>2200175556732210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B87] + [.B86] +1" office:value-type="float" office:value="3.55995883200943E+018">
            <text:p>3559958832009430000</text:p>
          </table:table-cell>
          <table:table-cell table:formula="of:=2*((5+5^0.5)/10*((1+5^0.5)/2)^[.A88] + (5-5^0.5)/10*((1-5^0.5)/2)^[.A88]) -1" office:value-type="float" office:value="3.55995883200944E+018">
            <text:p>3559958832009440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B88] + [.B87] +1" office:value-type="float" office:value="5.76013438874163E+018">
            <text:p>5760134388741630000</text:p>
          </table:table-cell>
          <table:table-cell table:formula="of:=2*((5+5^0.5)/10*((1+5^0.5)/2)^[.A89] + (5-5^0.5)/10*((1-5^0.5)/2)^[.A89]) -1" office:value-type="float" office:value="5.76013438874165E+018">
            <text:p>5760134388741650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B89] + [.B88] +1" office:value-type="float" office:value="9.32009322075106E+018">
            <text:p>9320093220751060000</text:p>
          </table:table-cell>
          <table:table-cell table:formula="of:=2*((5+5^0.5)/10*((1+5^0.5)/2)^[.A90] + (5-5^0.5)/10*((1-5^0.5)/2)^[.A90]) -1" office:value-type="float" office:value="9.32009322075109E+018">
            <text:p>932009322075109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B90] + [.B89] +1" office:value-type="float" office:value="1.50802276094927E+019">
            <text:p>15080227609492700000</text:p>
          </table:table-cell>
          <table:table-cell table:formula="of:=2*((5+5^0.5)/10*((1+5^0.5)/2)^[.A91] + (5-5^0.5)/10*((1-5^0.5)/2)^[.A91]) -1" office:value-type="float" office:value="1.50802276094927E+019">
            <text:p>15080227609492700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B91] + [.B90] +1" office:value-type="float" office:value="2.44003208302437E+019">
            <text:p>24400320830243700000</text:p>
          </table:table-cell>
          <table:table-cell table:formula="of:=2*((5+5^0.5)/10*((1+5^0.5)/2)^[.A92] + (5-5^0.5)/10*((1-5^0.5)/2)^[.A92]) -1" office:value-type="float" office:value="2.44003208302438E+019">
            <text:p>24400320830243800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B92] + [.B91] +1" office:value-type="float" office:value="3.94805484397364E+019">
            <text:p>39480548439736400000</text:p>
          </table:table-cell>
          <table:table-cell table:formula="of:=2*((5+5^0.5)/10*((1+5^0.5)/2)^[.A93] + (5-5^0.5)/10*((1-5^0.5)/2)^[.A93]) -1" office:value-type="float" office:value="3.94805484397366E+019">
            <text:p>39480548439736600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B93] + [.B92] +1" office:value-type="float" office:value="6.38808692699802E+019">
            <text:p>63880869269980200000</text:p>
          </table:table-cell>
          <table:table-cell table:formula="of:=2*((5+5^0.5)/10*((1+5^0.5)/2)^[.A94] + (5-5^0.5)/10*((1-5^0.5)/2)^[.A94]) -1" office:value-type="float" office:value="6.38808692699804E+019">
            <text:p>63880869269980400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B94] + [.B93] +1" office:value-type="float" office:value="1.03361417709717E+020">
            <text:p>103361417709717000000</text:p>
          </table:table-cell>
          <table:table-cell table:formula="of:=2*((5+5^0.5)/10*((1+5^0.5)/2)^[.A95] + (5-5^0.5)/10*((1-5^0.5)/2)^[.A95]) -1" office:value-type="float" office:value="1.03361417709717E+020">
            <text:p>103361417709717000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B95] + [.B94] +1" office:value-type="float" office:value="1.67242286979697E+020">
            <text:p>167242286979697000000</text:p>
          </table:table-cell>
          <table:table-cell table:formula="of:=2*((5+5^0.5)/10*((1+5^0.5)/2)^[.A96] + (5-5^0.5)/10*((1-5^0.5)/2)^[.A96]) -1" office:value-type="float" office:value="1.67242286979697E+020">
            <text:p>167242286979697000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B96] + [.B95] +1" office:value-type="float" office:value="2.70603704689413E+020">
            <text:p>270603704689413000000</text:p>
          </table:table-cell>
          <table:table-cell table:formula="of:=2*((5+5^0.5)/10*((1+5^0.5)/2)^[.A97] + (5-5^0.5)/10*((1-5^0.5)/2)^[.A97]) -1" office:value-type="float" office:value="2.70603704689414E+020">
            <text:p>270603704689414000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97] + [.B96] +1" office:value-type="float" office:value="4.3784599166911E+020">
            <text:p>437845991669110000000</text:p>
          </table:table-cell>
          <table:table-cell table:formula="of:=2*((5+5^0.5)/10*((1+5^0.5)/2)^[.A98] + (5-5^0.5)/10*((1-5^0.5)/2)^[.A98]) -1" office:value-type="float" office:value="4.37845991669112E+020">
            <text:p>437845991669112000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B98] + [.B97] +1" office:value-type="float" office:value="7.08449696358523E+020">
            <text:p>708449696358523000000</text:p>
          </table:table-cell>
          <table:table-cell table:formula="of:=2*((5+5^0.5)/10*((1+5^0.5)/2)^[.A99] + (5-5^0.5)/10*((1-5^0.5)/2)^[.A99]) -1" office:value-type="float" office:value="7.08449696358526E+020">
            <text:p>70844969635852600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B99] + [.B98] +1" office:value-type="float" office:value="1.14629568802763E+021">
            <text:p>1146295688027630000000</text:p>
          </table:table-cell>
          <table:table-cell table:formula="of:=2*((5+5^0.5)/10*((1+5^0.5)/2)^[.A100] + (5-5^0.5)/10*((1-5^0.5)/2)^[.A100]) -1" office:value-type="float" office:value="1.14629568802764E+021">
            <text:p>11462956880276400000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4/02/2014</text:date>, <text:time>01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Graham</meta:initial-creator>
    <meta:creation-date>2014-03-31T21:47:42.78</meta:creation-date>
    <dc:date>2014-04-02T01:27:07.15</dc:date>
    <dc:creator>Daniel Graham</dc:creator>
    <meta:editing-duration>PT3H27M18S</meta:editing-duration>
    <meta:editing-cycles>2</meta:editing-cycles>
    <meta:generator>OpenOffice/4.0.0$Win32 OpenOffice.org_project/400m3$Build-9702</meta:generator>
    <meta:document-statistic meta:table-count="3" meta:cell-count="300" meta:object-count="0"/>
  </office:meta>
</office:document-meta>
</file>